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Arial1" officeooo:rsid="0011c0f4" officeooo:paragraph-rsid="0011c0f4"/>
    </style:style>
    <style:style style:name="P2" style:family="paragraph" style:parent-style-name="Standard">
      <style:paragraph-properties fo:line-height="150%"/>
      <style:text-properties style:font-name="Arial1" officeooo:rsid="0011c0f4" officeooo:paragraph-rsid="0012f2b7"/>
    </style:style>
    <style:style style:name="P3" style:family="paragraph" style:parent-style-name="Standard">
      <style:paragraph-properties fo:line-height="150%"/>
      <style:text-properties style:font-name="Arial1" officeooo:rsid="001374cd" officeooo:paragraph-rsid="00150480"/>
    </style:style>
    <style:style style:name="P4" style:family="paragraph" style:parent-style-name="Standard">
      <style:paragraph-properties fo:line-height="150%"/>
      <style:text-properties style:font-name="Arial1" officeooo:paragraph-rsid="00167f7e"/>
    </style:style>
    <style:style style:name="P5" style:family="paragraph" style:parent-style-name="Standard">
      <style:paragraph-properties fo:line-height="150%"/>
      <style:text-properties style:font-name="Arial1" officeooo:paragraph-rsid="0018f936"/>
    </style:style>
    <style:style style:name="P6" style:family="paragraph" style:parent-style-name="Standard">
      <style:paragraph-properties fo:line-height="150%"/>
      <style:text-properties style:font-name="Arial1" officeooo:paragraph-rsid="001d2fcd"/>
    </style:style>
    <style:style style:name="P7" style:family="paragraph" style:parent-style-name="Standard">
      <style:paragraph-properties fo:line-height="150%"/>
      <style:text-properties style:font-name="Arial1" officeooo:paragraph-rsid="001fda44"/>
    </style:style>
    <style:style style:name="P8" style:family="paragraph" style:parent-style-name="Standard">
      <style:paragraph-properties fo:line-height="150%"/>
      <style:text-properties style:font-name="Arial1" officeooo:rsid="0018f936" officeooo:paragraph-rsid="0018f936"/>
    </style:style>
    <style:style style:name="P9" style:family="paragraph" style:parent-style-name="Standard" style:list-style-name="L1">
      <style:paragraph-properties fo:line-height="150%"/>
      <style:text-properties style:font-name="Arial1" officeooo:rsid="0012f2b7" officeooo:paragraph-rsid="0012f2b7"/>
    </style:style>
    <style:style style:name="P10" style:family="paragraph" style:parent-style-name="Standard" style:list-style-name="L1">
      <style:paragraph-properties fo:line-height="150%"/>
      <style:text-properties style:font-name="Arial1" officeooo:rsid="001374cd" officeooo:paragraph-rsid="001374cd"/>
    </style:style>
    <style:style style:name="P11" style:family="paragraph" style:parent-style-name="Standard" style:list-style-name="L1">
      <style:paragraph-properties fo:line-height="150%"/>
      <style:text-properties style:font-name="Arial1" officeooo:rsid="001374cd" officeooo:paragraph-rsid="00150480"/>
    </style:style>
    <style:style style:name="P12" style:family="paragraph" style:parent-style-name="Standard" style:list-style-name="L2">
      <style:paragraph-properties fo:line-height="150%"/>
      <style:text-properties style:font-name="Arial1" officeooo:paragraph-rsid="001aaad7"/>
    </style:style>
    <style:style style:name="P13" style:family="paragraph" style:parent-style-name="Standard" style:list-style-name="L2">
      <style:paragraph-properties fo:line-height="150%"/>
      <style:text-properties style:font-name="Arial1" officeooo:paragraph-rsid="00207779"/>
    </style:style>
    <style:style style:name="P14" style:family="paragraph" style:parent-style-name="Standard" style:list-style-name="L2">
      <style:paragraph-properties fo:line-height="150%"/>
      <style:text-properties style:font-name="Arial1" officeooo:paragraph-rsid="001d2fcd"/>
    </style:style>
    <style:style style:name="T1" style:family="text">
      <style:text-properties officeooo:rsid="0011c0f4"/>
    </style:style>
    <style:style style:name="T2" style:family="text">
      <style:text-properties officeooo:rsid="0012f2b7"/>
    </style:style>
    <style:style style:name="T3" style:family="text">
      <style:text-properties officeooo:rsid="001374cd"/>
    </style:style>
    <style:style style:name="T4" style:family="text">
      <style:text-properties officeooo:rsid="00150480"/>
    </style:style>
    <style:style style:name="T5" style:family="text">
      <style:text-properties officeooo:rsid="00167f7e"/>
    </style:style>
    <style:style style:name="T6" style:family="text">
      <style:text-properties officeooo:rsid="0018f936"/>
    </style:style>
    <style:style style:name="T7" style:family="text">
      <style:text-properties officeooo:rsid="001aaad7"/>
    </style:style>
    <style:style style:name="T8" style:family="text">
      <style:text-properties officeooo:rsid="001c1d7f"/>
    </style:style>
    <style:style style:name="T9" style:family="text">
      <style:text-properties officeooo:rsid="001d2fcd"/>
    </style:style>
    <style:style style:name="T10" style:family="text">
      <style:text-properties officeooo:rsid="001e7740"/>
    </style:style>
    <style:style style:name="T11" style:family="text">
      <style:text-properties officeooo:rsid="0020777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</text:p>
      <text:p text:style-name="P1"><text:tab/></text:p>
      <text:p text:style-name="P1">cluster: utilização de diversos computadores conectados em rede para realização de processamento paralelo </text:p>
      <text:p text:style-name="P1"/>
      <text:p text:style-name="P4"><text:span text:style-name="T6">Objetivo de</text:span><text:span text:style-name="T1"> cluster de Workstation </text:span><text:span text:style-name="T6">que é</text:span><text:span text:style-name="T1"> conjunto de computadores distintos interligados por uma rede para desenvolvimento de processamento paralelo, </text:span><text:span text:style-name="T5">que consiste em dividir uma tarefa em parte independentes e na execução de cada uma parte em diferentes processadores,</text:span><text:span text:style-name="T1"> com </text:span><text:span text:style-name="T5">a</text:span><text:span text:style-name="T1"> intenção de formar um único computador </text:span><text:span text:style-name="T5">como </text:span><text:span text:style-name="T2">exemplo </text:span><text:span text:style-name="T5">de cluster</text:span>: Os sistemas meteorológicos; Os aplicativos de mapeamento genético; Os programas de renderização de imagens</text:p>
      <text:p text:style-name="P1"><text:tab/>A utilização desse conjunto <text:span text:style-name="T2">e o ganho de desempenho dos algoritmos e a possibilidade de trabalhos com representações tridimensionais de elevada dimensão.</text:span></text:p>
      <text:p text:style-name="P2"><text:tab/><text:span text:style-name="T2">O funcionamento de um Sistema desse (</text:span>cluster<text:span text:style-name="T2">) é necessário um servidor, clientes, biblioteca, conexão via rede.</text:span></text:p>
      <text:p text:style-name="P2"/>
      <text:list xml:id="list3474072505" text:style-name="L1">
        <text:list-item>
          <text:p text:style-name="P9">Pelo servidor e onde distribuído <text:span text:style-name="T3">o processamento para as diversas máquinas(clientes, nós), que por sua vez recebe mensagens(e dados) para os diversos clientes por onde tem sua passagem por um switch.</text:span></text:p>
          <text:p text:style-name="P9"/>
        </text:list-item>
        <text:list-item>
          <text:p text:style-name="P10">O hardware da rede(placas de rede, switch, cabos) e responsável por manter a qualidade e capacidade de transferência dos dados entre o servidor e o clientes fazendo da forma mais rapida possível.</text:p>
          <text:p text:style-name="P10"/>
        </text:list-item>
        <text:list-item>
          <text:p text:style-name="P10">Clientes recebe as mensagens (os dados) a serem processados para depois serem enviados ao servidor.</text:p>
          <text:p text:style-name="P10"/>
        </text:list-item>
        <text:list-item>
          <text:p text:style-name="P11">A biblioteca de troca de mensagens deve conter um conjunto de funções que são utilizadas para a fim de distribuição dos processos entre as m<text:span text:style-name="T4">á</text:span>quinas <text:span text:style-name="T4">diversas dentr</text:span>o <text:span text:style-name="T4">do sistema</text:span> <text:span text:style-name="T1">cluster.</text:span></text:p>
        </text:list-item>
      </text:list>
      <text:p text:style-name="P8"/>
      <text:p text:style-name="P5"><text:span text:style-name="T6">Existem diversos tipos de processamento paralelo que são utilizados </text:span><text:span text:style-name="T10">exemplos de algum desses</text:span><text:span text:style-name="T6">:</text:span></text:p>
      <text:list xml:id="list110840592" text:style-name="L2">
        <text:list-item>
          <text:p text:style-name="P12">Swar (Simd Withn a Register): <text:span text:style-name="T6">utiliza instruções MMX contidos nos processador</text:span><text:span text:style-name="T7">es</text:span> Pentium MMX, <text:span text:style-name="T7">não qual requer programação de baixo nivel, </text:span><text:soft-page-break/><text:span text:style-name="T7">Swar pode fazer processamento paralelo em máquinas com um único processador.</text:span></text:p>
          <text:p text:style-name="P12"/>
        </text:list-item>
        <text:list-item>
          <text:p text:style-name="P12">SMP (Symetric Multi Processor): <text:span text:style-name="T7">Requer máquina</text:span><text:span text:style-name="T8">s</text:span><text:span text:style-name="T7"> com dois ou mais processadores </text:span><text:span text:style-name="T8">que compartilham a mesma BUS</text:span><text:span text:style-name="T7"> </text:span><text:span text:style-name="T8">e mesma memoria, tendo vantagens de ter um programação fácil, mais com requisitos que os programas devem utilizar pragramação com </text:span>múltiplas threads (multi-threadings) ou múltiplos-processos (multi-processing). Threads são múltiplos caminhos de execução que rodam concorrentemente na memória compartilhada e que compartilham os mesmos recursos e sinais do processo pai. </text:p>
          <text:p text:style-name="P12"/>
        </text:list-item>
        <text:list-item>
          <text:p text:style-name="P13"><text:span text:style-name="T9">C</text:span>luster Beowulf: <text:span text:style-name="T9">agrupamento de máquinas GNU/Linux que não utiliza teclado monitor e mouse, onde requer uso de biblioteca de mensagens como PVM, MPI ou Mosix, esse modo de processamento tem um uso limitado ao processamento definido pelo processador. <text:tab/></text:span>Mosix é um software feito para Linux que provê gerenciamento de clusters, multi-clusters ou clouds orientado à alta performance. Pode ser visto como um sistema operacional para multi-clusters que incorpora distribuição dinâmica da carga de trabalho. <text:tab/><text:span text:style-name="T11">PVM É a biblioteca mais utilizada para processamento distribuído.</text:span> <text:tab/><text:span text:style-name="T11">MPI</text:span> é um padrão para comunicação de dados em computação paralela</text:p>
          <text:p text:style-name="P14"/>
        </text:list-item>
      </text:list>
      <text:p text:style-name="P6"/>
      <text:p text:style-name="P7"/>
      <text:list xml:id="list110512794532458" text:continue-numbering="true" text:style-name="L2">
        <text:list-header>
          <text:p text:style-name="P14"/>
        </text:list-header>
      </text:list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7T08:50:12.677000000</meta:creation-date>
    <dc:date>2022-03-07T11:05:12.645000000</dc:date>
    <meta:editing-duration>PT33M57S</meta:editing-duration>
    <meta:editing-cycles>6</meta:editing-cycles>
    <meta:generator>LibreOffice/7.3.0.3$Windows_x86 LibreOffice_project/0f246aa12d0eee4a0f7adcefbf7c878fc2238db3</meta:generator>
    <meta:document-statistic meta:table-count="0" meta:image-count="0" meta:object-count="0" meta:page-count="2" meta:paragraph-count="21" meta:word-count="442" meta:character-count="2930" meta:non-whitespace-character-count="2507"/>
  </office:meta>
</office:document-meta>
</file>